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4"/>
      <text:p text:style-name="P15"><text:a xlink:type="simple" xlink:href="https://coderprog.com/learn-docker-hands-on/" text:style-name="Internet_20_link" text:visited-style-name="Visited_20_Internet_20_Link">https://coderprog.com/learn-docker-hands-on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4T20:29:36.354386277</dc:date>
    <meta:editing-duration>PT4H39M18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7" meta:character-count="732" meta:non-whitespace-character-count="729"/>
  </office:meta>
</office:document-meta>
</file>